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60.25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18.59mm"/>
    </style:style>
    <style:style style:name="co27" style:family="table-column">
      <style:table-column-properties fo:break-before="auto" style:column-width="12.61mm"/>
    </style:style>
    <style:style style:name="co28" style:family="table-column">
      <style:table-column-properties fo:break-before="auto" style:column-width="15.06mm"/>
    </style:style>
    <style:style style:name="co29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66ff"/>
    </style:style>
    <style:style style:name="ce37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2b2b2"/>
    </style:style>
    <style:style style:name="ce39" style:family="table-cell" style:parent-style-name="Default">
      <style:table-cell-properties fo:background-color="#808080"/>
    </style:style>
    <style:style style:name="ce4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41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/>
    </style:style>
    <style:style style:name="ce43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44" style:family="table-cell" style:parent-style-name="Default">
      <style:table-cell-properties fo:background-color="#cc66ff"/>
    </style:style>
    <style:style style:name="ce45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46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1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66ff"/>
    </style:style>
    <style:style style:name="ce23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808080"/>
    </style:style>
    <style:style style:name="ce26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7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cc"/>
    </style:style>
    <style:style style:name="ce29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ackground-color="#cc66ff"/>
    </style:style>
    <style:style style:name="ce31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42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1970-01-01 00:00:00</text:p>
          </table:table-cell>
          <table:table-cell table:style-name="ce22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25" office:value-type="string" calcext:value-type="string">
            <text:p>playCounter</text:p>
          </table:table-cell>
          <table:table-cell table:style-name="ce25" office:value-type="string" calcext:value-type="string">
            <text:p>rating</text:p>
          </table:table-cell>
          <table:table-cell table:style-name="ce25" office:value-type="string" calcext:value-type="string">
            <text:p>addedDate</text:p>
          </table:table-cell>
          <table:table-cell table:style-name="ce25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4" calcext:value-type="float">
            <text:p>4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3-05-05 19:27:24</text:p>
          </table:table-cell>
          <table:table-cell table:style-name="ce25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3-05-05 19:27:25</text:p>
          </table:table-cell>
          <table:table-cell table:style-name="ce25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7" office:value-type="string" calcext:value-type="string">
            <text:p>2013-05-05 19:27:26</text:p>
          </table:table-cell>
          <table:table-cell table:style-name="ce25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3-05-05 19:27:27</text:p>
          </table:table-cell>
          <table:table-cell table:style-name="ce25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4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5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string" calcext:value-type="string">
            <text:p>2012-05-05 19:27:24</text:p>
          </table:table-cell>
          <table:table-cell table:style-name="ce25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28" office:value-type="string" calcext:value-type="string">
            <text:p>playCounter</text:p>
          </table:table-cell>
          <table:table-cell table:style-name="ce28" office:value-type="string" calcext:value-type="string">
            <text:p>rating</text:p>
          </table:table-cell>
          <table:table-cell table:style-name="ce28" office:value-type="string" calcext:value-type="string">
            <text:p>addedDate</text:p>
          </table:table-cell>
          <table:table-cell table:style-name="ce28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9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8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9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9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42" office:value-type="string" calcext:value-type="string">
            <text:p>2011-05-05 19:27:24</text:p>
          </table:table-cell>
          <table:table-cell table:style-name="ce30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9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42" office:value-type="string" calcext:value-type="string">
            <text:p>2011-05-06 19:27:24</text:p>
          </table:table-cell>
          <table:table-cell table:style-name="ce30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9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42" office:value-type="string" calcext:value-type="string">
            <text:p>2011-05-05 19:27:24</text:p>
          </table:table-cell>
          <table:table-cell table:style-name="ce30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9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42" office:value-type="string" calcext:value-type="string">
            <text:p>2011-05-05 19:27:24</text:p>
          </table:table-cell>
          <table:table-cell table:style-name="ce30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7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8</text:p>
          </table:table-cell>
          <table:table-cell table:style-name="ce18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39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1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2</text:p>
          </table:table-cell>
          <table:table-cell table:style-name="ce18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5-05-07 17:53:53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22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1" office:value-type="string" calcext:value-type="string">
            <text:p>2012-05-05 19:27:24</text:p>
          </table:table-cell>
          <table:table-cell table:style-name="ce22" office:value-type="string" calcext:value-type="string">
            <text:p>2014-05-24 09:26:45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42" office:value-type="string" calcext:value-type="string">
            <text:p>2011-05-05 19:27:24</text:p>
          </table:table-cell>
          <table:table-cell table:style-name="ce30" office:value-type="string" calcext:value-type="string">
            <text:p>2015-06-24 09:26:46</text:p>
          </table:table-cell>
          <table:table-cell table:style-name="ce18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21:28:41.307251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8T21:37:21.291699452</dc:date>
    <dc:creator>Raphael </dc:creator>
    <meta:editing-duration>P1DT56M37S</meta:editing-duration>
    <meta:editing-cycles>100</meta:editing-cycles>
    <meta:document-statistic meta:table-count="23" meta:cell-count="8026" meta:object-count="0"/>
  </office:meta>
</office:document-meta>
</file>